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800000262777976FA2995C772.png" manifest:media-type="image/png"/>
  <manifest:file-entry manifest:full-path="Pictures/10000001000004FA000002F28B7EEF27DC2A44F5.png" manifest:media-type="image/png"/>
  <manifest:file-entry manifest:full-path="Pictures/10000001000004FA000002C7BC7D49ABC2E4CC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99cm, 2.333cm, 2.86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302cm, 3.59cm, 1.43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727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83cm" svg:height="7.301cm" svg:x="1cm" svg:y="1cm">
          <draw:image xlink:href="Pictures/10000001000004FA000002C7BC7D49ABC2E4CC6A.png" xlink:type="simple" xlink:show="embed" xlink:actuate="onLoad" draw:mime-type="image/png">
            <text:p/>
          </draw:image>
        </draw:frame>
        <draw:frame draw:style-name="gr2" draw:text-style-name="P1" draw:layer="layout" svg:width="12.381cm" svg:height="7.24cm" svg:x="1cm" svg:y="8.302cm">
          <draw:image xlink:href="Pictures/10000001000004FA000002F28B7EEF27DC2A44F5.png" xlink:type="simple" xlink:show="embed" xlink:actuate="onLoad" draw:mime-type="image/png">
            <text:p/>
          </draw:image>
        </draw:frame>
        <draw:frame draw:style-name="gr3" draw:text-style-name="P1" draw:layer="layout" svg:width="12.382cm" svg:height="7.302cm" svg:x="13.383cm" svg:y="1cm">
          <draw:image xlink:href="Pictures/10000001000004F800000262777976FA2995C7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3T16:40:44.358368454</meta:creation-date>
    <dc:date>2024-10-03T16:48:28.566437296</dc:date>
    <meta:editing-duration>PT7M44S</meta:editing-duration>
    <meta:editing-cycles>1</meta:editing-cycles>
    <meta:document-statistic meta:object-count="3"/>
    <meta:generator>LibreOffice/7.3.7.2$Linux_X86_64 LibreOffice_project/30$Build-2</meta:generator>
  </office:meta>
</office:document-meta>
</file>